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gif" manifest:full-path="Pictures/100000000000031A000004633B858192.gif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沒有被填充和直線的物件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預設">
        <draw:frame draw:style-name="gr1" draw:text-style-name="P1" draw:layer="layout" svg:width="18.999cm" svg:height="26.871cm" svg:x="1cm" svg:y="1.414cm">
          <draw:image xlink:href="Pictures/100000000000031A000004633B858192.g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icrosoft YaHei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8-06-22T18:08:12.36</dc:date>
    <meta:document-statistic meta:object-count="1"/>
    <meta:generator>OpenOffice/4.1.5$Win32 OpenOffice.org_project/415m1$Build-9789</meta:generator>
  </office:meta>
</office:document-meta>
</file>